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1a87f" officeooo:paragraph-rsid="0001a87f"/>
    </style:style>
    <style:style style:name="P2" style:family="paragraph" style:parent-style-name="Text_20_body">
      <style:text-properties officeooo:rsid="00025b95" officeooo:paragraph-rsid="00025b95"/>
    </style:style>
    <style:style style:name="P3" style:family="paragraph" style:parent-style-name="Text_20_body">
      <style:text-properties officeooo:rsid="00025b95" officeooo:paragraph-rsid="00030b2e"/>
    </style:style>
    <style:style style:name="P4" style:family="paragraph" style:parent-style-name="Text_20_body">
      <style:text-properties officeooo:rsid="00025b95" officeooo:paragraph-rsid="000053af"/>
    </style:style>
    <style:style style:name="P5" style:family="paragraph" style:parent-style-name="Title">
      <style:text-properties officeooo:rsid="000053af" officeooo:paragraph-rsid="000053af"/>
    </style:style>
    <style:style style:name="T1" style:family="text">
      <style:text-properties officeooo:rsid="0001a87f"/>
    </style:style>
    <style:style style:name="T2" style:family="text">
      <style:text-properties officeooo:rsid="00025b95"/>
    </style:style>
    <style:style style:name="T3" style:family="text">
      <style:text-properties officeooo:rsid="00030b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as</text:p>
      <text:p text:style-name="P4"><text:line-break/>No dia 26 de junho, a primeira versão funcional do jogo foi disponibilizada para um grupo reduzido de pessoas. Inicialmente, a recepção foi de surpresa, uma vez que o público não estava acostumado com jogos de temática educativa e, por isso, não conseguiu compreender de imediato a proposta. Após uma explicação detalhada sobre o objetivo educacional do jogo, o grupo conseguiu estabelecer a conexão entre os elementos presentes no jogo e o tema que se buscava apresentar.<text:line-break/><text:line-break/>Todas as recomendações e opiniões dos participantes foram anotadas e utilizadas para aprimorar o protótipo. Entre os dias 30 de junho e 19 de julho, essas sugestões foram implementadas na atualização do jogo. Nessa nova versão, os elementos que compunham o jogo ficaram mais claros e coerentes, sendo recebidos de maneira mais positiva pelo mesmo grupo. Com os objetivos de representação já bem definidos, a partir desse protótipo, o foco foi direcionado para o aperfeiçoamento técnico, com o intuito de tornar o jogo mais agradável e envolvente para os jogadores.<text:line-break/><text:line-break/>Entre os dias 21 e 26 de julho, a terceira versão foi desenvolvida e testada pelo grupo. Os participantes apreciaram a integração do conteúdo educativo com a jogabilidade, que chamaram de "gameplay". Esse feedback foi decisivo para que o jogo fosse ampliado para testes com um grupo maior, com a próxima atualização marcada para incorporar melhorias focadas na experiência de jogo.<text:line-break/><text:line-break/>No dia 29 de julho, uma nova versão do protótipo foi lançada, com um novo grupo de teste composto por pessoas menos familiarizadas com jogos digitais. A escolha desse grupo visava obter uma avaliação de diferentes públicos, incluindo aqueles sem muita experiência com jogos. A recepção inicial foi positiva, com os participantes conseguindo assimilar o conteúdo educacional do jogo com os elementos presentes. No entanto, eles relataram dificuldades com a jogabilidade, que já era esperada, uma vez que o jogo adotava um estilo reconhecido por ser mais desafiador. Esse feedback foi extremamente valioso, consolidando o sucesso dessa rodada de testes e resultando em atualizações quase diárias para aprimorar a jogabilidade.<text:line-break/><text:line-break/>No dia 20 de agosto, foi realizada a última atualização técnica do protótipo, lançada para o grupo de testes original. Essa versão antecedeu o lançamento oficial na internet, previsto para o dia 31 de agosto. A nova versão foi recebida com entusiasmo, sendo considerada a melhor até aquele momento. Embora o protótipo estivesse em excelente estado, todas as críticas construtivas foram anotadas para ajustes finais, com foco especial nas artes do projeto. Durante sete dias, a equipe trabalhou nas melhorias gráficas, embora essas ainda estivessem em uma fase inicial, uma vez que o foco principal era o desenvolvimento técnico.<text:line-break/><text:line-break/>Finalmente, no dia 31 de agosto, às 19 horas, o jogo foi lançado oficialmente no site <text:soft-page-break/>Itch.io, em sua primeira versão pública. Desde então, foram coletadas opiniões dos internautas, que, em sua maioria, elogiaram a maneira como o jogo apresentou o conteúdo educacional, destacando seu potencial como uma porta de entrada para o tema, ainda que não fosse adequado para um estudo mais aprofundado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9:36:53.766000000</meta:creation-date>
    <dc:date>2024-09-04T20:33:03.296000000</dc:date>
    <meta:editing-duration>PT2M16S</meta:editing-duration>
    <meta:editing-cycles>1</meta:editing-cycles>
    <meta:document-statistic meta:table-count="0" meta:image-count="0" meta:object-count="0" meta:page-count="2" meta:paragraph-count="2" meta:word-count="502" meta:character-count="3182" meta:non-whitespace-character-count="2674"/>
    <meta:generator>LibreOffice/24.2.0.3$Windows_X86_64 LibreOffice_project/da48488a73ddd66ea24cf16bbc4f7b9c08e9bea1</meta:generator>
  </office:meta>
</office:document-meta>
</file>